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Kloek</text:p>
          </table:table-cell>
          <table:table-cell table:style-name="ce4" office:value-type="string" calcext:value-type="string">
            <text:p>Tamara</text:p>
          </table:table-cell>
          <table:table-cell table:style-name="ce4" office:value-type="string" calcext:value-type="string">
            <text:p>bio math</text:p>
          </table:table-cell>
          <table:table-cell table:style-name="ce11" office:value-type="string" calcext:value-type="string">
            <text:p><text:a xlink:href="mailto:tamara.kloek@gmail.com" xlink:type="simple">tamara.kloek@gmail.com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3:51:22.374499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3-03T13:52:43.795236469</dc:date>
    <meta:editing-duration>PT51M18S</meta:editing-duration>
    <meta:editing-cycles>51</meta:editing-cycles>
    <meta:generator>LibreOffice/4.3.3.2$Linux_X86_64 LibreOffice_project/430m0$Build-2</meta:generator>
    <meta:print-date>2014-07-20T12:47:47</meta:print-date>
    <meta:document-statistic meta:table-count="3" meta:cell-count="338" meta:object-count="0"/>
  </office:meta>
</office:document-meta>
</file>